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60000022DCCA8B94CA60B2E82.png" manifest:media-type="image/png"/>
  <manifest:file-entry manifest:full-path="Pictures/10000000000003A70000022E1CA0445A498EF21F.png" manifest:media-type="image/png"/>
  <manifest:file-entry manifest:full-path="Pictures/10000000000003C90000022DC28D3D25E9539D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8472in" draw:z-index="0"><draw:image xlink:href="Pictures/10000000000003C90000022DC28D3D25E9539D3D.png" xlink:type="simple" xlink:show="embed" xlink:actuate="onLoad"/></draw:frame></text:p>
      <text:p text:style-name="Standard"><draw:frame draw:style-name="fr1" draw:name="Image2" text:anchor-type="paragraph" svg:width="6.6929in" svg:height="3.9937in" draw:z-index="1"><draw:image xlink:href="Pictures/10000000000003A70000022E1CA0445A498EF21F.png" xlink:type="simple" xlink:show="embed" xlink:actuate="onLoad"/></draw:frame></text:p>
      <text:p text:style-name="Standard"/>
      <text:p text:style-name="Standard"><draw:frame draw:style-name="fr2" draw:name="Image3" text:anchor-type="paragraph" svg:width="6.6929in" svg:height="3.7957in" draw:z-index="2"><draw:image xlink:href="Pictures/10000000000003D60000022DCCA8B94CA60B2E8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8:12:40.451100014</meta:creation-date>
    <dc:date>2018-03-10T18:14:53.849030594</dc:date>
    <meta:editing-duration>PT2M15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